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986cm" fo:margin-left="0.011cm" fo:margin-right="0.004cm" table:align="margins"/>
    </style:style>
    <style:style style:name="表格1.A" style:family="table-column">
      <style:table-column-properties style:column-width="1.217cm" style:rel-column-width="4695*"/>
    </style:style>
    <style:style style:name="表格1.B" style:family="table-column">
      <style:table-column-properties style:column-width="6.165cm" style:rel-column-width="23784*"/>
    </style:style>
    <style:style style:name="表格1.C" style:family="table-column">
      <style:table-column-properties style:column-width="1.905cm" style:rel-column-width="7349*"/>
    </style:style>
    <style:style style:name="表格1.D" style:family="table-column">
      <style:table-column-properties style:column-width="7.699cm" style:rel-column-width="29707*"/>
    </style:style>
    <style:style style:name="表格1.A1" style:family="table-cell">
      <style:table-cell-properties fo:padding="0cm" fo:border="none"/>
    </style:style>
    <style:style style:name="表格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2" style:family="table-cell">
      <style:table-cell-properties fo:padding="0.097cm" fo:border="0.002cm solid #000000"/>
    </style:style>
    <style:style style:name="表格1.A3" style:family="table-cell">
      <style:table-cell-properties fo:padding="0.097cm" fo:border-left="0.002cm solid #000000" fo:border-right="none" fo:border-top="none" fo:border-bottom="0.002cm solid #000000"/>
    </style:style>
    <style:style style:name="表格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B4" style:family="table-cell">
      <style:table-cell-properties fo:padding="0.097cm" fo:border-left="none" fo:border-right="none" fo:border-top="0.002cm solid #000000" fo:border-bottom="0.002cm solid #000000"/>
    </style:style>
    <style:style style:name="表格1.D4" style:family="table-cell">
      <style:table-cell-properties fo:padding="0.097cm" fo:border-left="none" fo:border-right="0.002cm solid #000000" fo:border-top="0.002cm solid #000000" fo:border-bottom="0.002cm solid #000000"/>
    </style:style>
    <style:style style:name="表格1.5" style:family="table-row">
      <style:table-row-properties style:min-row-height="0.982cm"/>
    </style:style>
    <style:style style:name="表格1.A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A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6.792cm" table:align="margins"/>
    </style:style>
    <style:style style:name="表格2.A" style:family="table-column">
      <style:table-column-properties style:column-width="16.792cm" style:rel-column-width="65535*"/>
    </style:style>
    <style:style style:name="表格2.A1" style:family="table-cell">
      <style:table-cell-properties fo:padding="0.097cm" fo:border="0.002cm solid #ffffff"/>
    </style:style>
    <style:style style:name="表格2.A2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Text_20_body">
      <style:paragraph-properties style:line-height-at-least="0.706cm"/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style:font-name-asian="GB2312" style:font-size-asian="10.5pt" style:font-size-complex="10.5pt"/>
    </style:style>
    <style:style style:name="P3" style:family="paragraph" style:parent-style-name="Text_20_body">
      <style:paragraph-properties style:line-height-at-least="0.635cm" fo:text-align="center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style:line-height-at-least="0.635cm" fo:text-align="center" style:justify-single-word="false"/>
      <style:text-properties fo:font-size="12pt" fo:font-weight="bold" style:font-name-asian="GB2312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9" style:family="paragraph" style:parent-style-name="Table_20_Contents">
      <style:text-properties fo:font-size="10.5pt" style:font-name-asian="GB2312" style:font-size-asian="10.5pt" style:font-size-complex="10.5pt"/>
    </style:style>
    <style:style style:name="P10" style:family="paragraph" style:parent-style-name="Table_20_Contents">
      <style:text-properties fo:font-size="10.5pt" style:font-name-asian="GB2312" style:font-size-asian="10.5pt" style:language-asian="zh" style:country-asian="CN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name-asian="GB2312" style:font-size-asian="12pt" style:font-weight-asian="bold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0.5pt" style:font-name-asian="GB2312" style:font-size-asian="10.5pt" style:language-asian="zh" style:country-asian="CN" style:font-size-complex="10.5pt"/>
    </style:style>
    <style:style style:name="P13" style:family="paragraph" style:parent-style-name="Table_20_Contents">
      <style:paragraph-properties fo:text-align="end" style:justify-single-word="false"/>
      <style:text-properties fo:font-size="10.5pt" style:font-name-asian="GB2312" style:font-size-asian="10.5pt" style:font-size-complex="10.5pt"/>
    </style:style>
    <style:style style:name="P14" style:family="paragraph" style:parent-style-name="Table_20_Contents">
      <style:paragraph-properties fo:text-align="end" style:justify-single-word="false"/>
      <style:text-properties fo:font-size="10.5pt" style:font-size-asian="10.5pt" style:font-size-complex="10.5pt"/>
    </style:style>
    <style:style style:name="T1" style:family="text">
      <style:text-properties style:font-name="Arial Black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font-name-asian="GB2312"/>
    </style:style>
    <style:style style:name="T4" style:family="text">
      <style:text-properties style:font-name-asian="GB2312" style:language-asian="zh" style:country-asian="CN"/>
    </style:style>
    <style:style style:name="T5" style:family="text">
      <style:text-properties style:font-name="Times New Roman1" fo:language="en" fo:country="US"/>
    </style:style>
    <style:style style:name="T6" style:family="text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[repeatIn(objects,'o')]] <text:s text:c="2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table:number-columns-spanned="4" office:value-type="string">
            <text:p text:style-name="P11">深圳市牧泰莱电路技术有限公司</text:p>
            <text:p text:style-name="P3"><text:span text:style-name="T1">SHENZHEN MULTILAYER PCB TECHNOLOGY CO.,LTD</text:span><text:span text:style-name="T2">.</text:span><text:span text:style-name="T1">.</text:span></text:p>
            <text:p text:style-name="P4">供方评估报告</text:p>
            <text:p text:style-name="P2"><text:s text:c="104"/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5"><text:s/><text:span text:style-name="T6">单号</text:span></text:p>
          </table:table-cell>
          <table:table-cell table:style-name="表格1.A2" office:value-type="string">
            <text:p text:style-name="P5">[[o.name]]</text:p>
          </table:table-cell>
          <table:table-cell table:style-name="表格1.A2" office:value-type="string">
            <text:p text:style-name="P8">日期</text:p>
          </table:table-cell>
          <table:table-cell table:style-name="表格1.D2" office:value-type="string">
            <text:p text:style-name="P5">[[time.strftime('%Y-%m-%d')]]</text:p>
          </table:table-cell>
        </table:table-row>
        <table:table-row>
          <table:table-cell table:style-name="表格1.A3" office:value-type="string">
            <text:p text:style-name="P9">供方名称</text:p>
          </table:table-cell>
          <table:table-cell table:style-name="表格1.A3" office:value-type="string">
            <text:p text:style-name="P5">[[o.partner_id.name]]</text:p>
          </table:table-cell>
          <table:table-cell table:style-name="表格1.A3" office:value-type="string">
            <text:p text:style-name="P5"><text:span text:style-name="T3">电话</text:span><text:span text:style-name="T5">/</text:span><text:span text:style-name="T3">传真</text:span> </text:p>
          </table:table-cell>
          <table:table-cell table:style-name="表格1.D3" office:value-type="string">
            <text:p text:style-name="P5">[[o.mobile]]</text:p>
          </table:table-cell>
        </table:table-row>
        <table:table-row>
          <table:table-cell table:style-name="表格1.A2" office:value-type="string">
            <text:p text:style-name="P5"><text:span text:style-name="T3">供方地址</text:span> </text:p>
          </table:table-cell>
          <table:table-cell table:style-name="表格1.B4" office:value-type="string">
            <text:p text:style-name="P5">[[o.partner_id.address]]</text:p>
          </table:table-cell>
          <table:table-cell table:style-name="表格1.B4" office:value-type="string">
            <text:p text:style-name="P5"><text:span text:style-name="T3">联</text:span> <text:span text:style-name="T3">系</text:span> <text:span text:style-name="T3">人</text:span> </text:p>
          </table:table-cell>
          <table:table-cell table:style-name="表格1.D4" office:value-type="string">
            <text:p text:style-name="P5">[[o.link_man]]</text:p>
          </table:table-cell>
        </table:table-row>
        <table:table-row table:style-name="表格1.5">
          <table:table-cell table:style-name="表格1.A5" office:value-type="string">
            <text:p text:style-name="P7"><text:span text:style-name="T6">负责人</text:span> <text:s text:c="42"/></text:p>
          </table:table-cell>
          <table:table-cell table:style-name="表格1.D3" table:number-columns-spanned="3" office:value-type="string">
            <text:p text:style-name="P10"><text:bookmark-start text:name="__DdeLink__647_563741317"/><text:bookmark-start text:name="__DdeLink__651_563741317"/>[[ state_username(o._table_name,o.id)['draft'][0] ]]<text:bookmark-end text:name="__DdeLink__647_563741317"/><text:bookmark-end text:name="__DdeLink__651_563741317"/></text:p>
          </table:table-cell>
          <table:covered-table-cell/>
          <table:covered-table-cell/>
        </table:table-row>
        <table:table-row table:style-name="表格1.5">
          <table:table-cell table:style-name="表格1.A6" table:number-columns-spanned="4" office:value-type="string"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P7">提供的产品或服务</text:p>
                </table:table-cell>
              </table:table-row>
              <table:table-row>
                <table:table-cell table:style-name="表格2.A2" office:value-type="string">
                  <text:p text:style-name="P6">[[repeatIn(o.mat_eva_ids,'line')]] [[line.product_id.default_code]] [[line.product_id.variants]] [[line.product_id.name or '']]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pan text:style-name="T3"><text:s text:c="7"/>供方行业信誉、供货</text:span><text:span text:style-name="T5">/</text:span><text:span text:style-name="T3">服务能力、质量保证能力的评估记录</text:span><text:span text:style-name="T5">(</text:span><text:span text:style-name="T3">本栏由相关部门负责填写</text:span><text:span text:style-name="T5">)</text:span> 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 text:c="13"/><text:bookmark-start text:name="__DdeLink__242_1486333550"/><text:bookmark-end text:name="__DdeLink__242_1486333550"/>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14"/>
            <text:p text:style-name="P13">填报：<text:bookmark-start text:name="__DdeLink__254_1317043693"/><text:span text:style-name="T6">[[ state_username(o._table_name,o.id)['draft'][0] ]]</text:span><text:bookmark-end text:name="__DdeLink__254_1317043693"/><text:span text:style-name="T6"> </text:span></text:p>
            <text:p text:style-name="P12">日期：<text:bookmark-start text:name="__DdeLink__3743_1483909777"/>[[ state_username(o._table_name,o.id)['draft'][1] ]]<text:bookmark-end text:name="__DdeLink__3743_1483909777"/>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pan text:style-name="T3"><text:s text:c="24"/>供方质量体系的评估记录</text:span><text:span text:style-name="T5">(</text:span><text:span text:style-name="T3">本栏由品质部负责填写</text:span><text:span text:style-name="T5">)</text:span> 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pan text:style-name="T3">供方的相关保证体系与保证能力</text:span><text:span text:style-name="T5">:</text:span> [[o.system_questionnaire]]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 text:c="15"/>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pan text:style-name="T3">环保测试报告的测试项止及结果是否符合环保产品要求</text:span><text:span text:style-name="T5">:</text:span> <text:s text:c="2"/>[[o.quality_evaluation]]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 text:c="16"/>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A3" table:number-columns-spanned="3" office:value-type="string">
            <text:p text:style-name="P5"/>
          </table:table-cell>
          <table:covered-table-cell/>
          <table:covered-table-cell/>
          <table:table-cell table:style-name="表格1.D3" office:value-type="string">
            <text:p text:style-name="P5"><text:span text:style-name="T3">填报：</text:span><text:bookmark-start text:name="__DdeLink__2913_1483909777"/><text:span text:style-name="T4">[[ state_username(o._table_name,o.id)['wait_quality_manager'][0] ]]</text:span> <text:bookmark-end text:name="__DdeLink__2913_1483909777"/></text:p>
            <text:p text:style-name="P10">日期：[[ state_username(o._table_name,o.id)['wait_quality_manager'][1] ]] </text:p>
          </table:table-cell>
        </table:table-row>
        <table:table-row>
          <table:table-cell table:style-name="表格1.D3" table:number-columns-spanned="4" office:value-type="string">
            <text:p text:style-name="P5"><text:span text:style-name="T3"><text:s text:c="24"/>样品检验</text:span><text:span text:style-name="T5">/</text:span><text:span text:style-name="T3">试加工质量的评估记录</text:span><text:span text:style-name="T5">(</text:span><text:span text:style-name="T3">本栏由相关部门负责填写</text:span><text:span text:style-name="T5">)</text:span> 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 text:c="27"/>[[o.use_evaluation]]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A3" table:number-columns-spanned="3" office:value-type="string">
            <text:p text:style-name="P5"/>
          </table:table-cell>
          <table:covered-table-cell/>
          <table:covered-table-cell/>
          <table:table-cell table:style-name="表格1.D3" office:value-type="string">
            <text:p text:style-name="P5"><text:span text:style-name="T3">填报：</text:span><text:bookmark-start text:name="__DdeLink__2916_1483909777"/><text:span text:style-name="T4">[[ state_username(o._table_name,o.id)['wait_dpt_lead'][0] ]]</text:span><text:span text:style-name="T3"> </text:span><text:bookmark-end text:name="__DdeLink__2916_1483909777"/></text:p>
            <text:p text:style-name="P5"><text:span text:style-name="T4">日期：[[ state_username(o._table_name,o.id)['wait_dpt_lead'][1] ]] </text:span><text:s/></text:p>
          </table:table-cell>
        </table:table-row>
        <table:table-row>
          <table:table-cell table:style-name="表格1.D3" table:number-columns-spanned="4" office:value-type="string">
            <text:p text:style-name="P5"><text:span text:style-name="T3"><text:s text:c="24"/>最终评估结果</text:span><text:span text:style-name="T5">(</text:span><text:span text:style-name="T3">本栏由总经办负责填写</text:span><text:span text:style-name="T5">)</text:span> </text:p>
          </table:table-cell>
          <table:covered-table-cell/>
          <table:covered-table-cell/>
          <table:covered-table-cell/>
        </table:table-row>
        <table:table-row>
          <table:table-cell table:style-name="表格1.A3" table:number-rows-spanned="2" office:value-type="string">
            <text:p text:style-name="P9"><text:s text:c="4"/>批</text:p>
            <text:p text:style-name="P9"><text:soft-page-break/><text:s text:c="4"/>准</text:p>
            <text:p text:style-name="P5"><text:span text:style-name="T3"><text:s text:c="4"/>栏</text:span> </text:p>
          </table:table-cell>
          <table:table-cell table:style-name="表格1.D2" table:number-columns-spanned="3" office:value-type="string">
            <text:p text:style-name="P5"><text:s text:c="6"/>[[o.final_assessment]]</text:p>
          </table:table-cell>
          <table:covered-table-cell/>
          <table:covered-table-cell/>
        </table:table-row>
        <table:table-row>
          <table:covered-table-cell/>
          <table:table-cell table:style-name="表格1.A3" table:number-columns-spanned="2" office:value-type="string">
            <text:p text:style-name="P5"/>
          </table:table-cell>
          <table:covered-table-cell/>
          <table:table-cell table:style-name="表格1.D3" office:value-type="string">
            <text:p text:style-name="P5"><text:span text:style-name="T3">总经办：</text:span><text:bookmark-start text:name="__DdeLink__2919_1483909777"/> <text:span text:style-name="T4">[[ state_username(o._table_name,o.id)['wait_gmanager_a'][0] ]]</text:span> <text:bookmark-end text:name="__DdeLink__2919_1483909777"/></text:p>
            <text:p text:style-name="P10">日期： [[ state_username(o._table_name,o.id)['wait_gmanager_a'][1] ]] </text:p>
          </table:table-cell>
        </table:table-row>
      </table:table>
      <text:p text:style-name="P1"><text:span text:style-name="T2">2011/10/30</text:span> <text:span text:style-name="T2">Rev:B <text:s text:c="130"/>MTL-QR-0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1T14:08:02.51</meta:creation-date>
    <dc:date>2012-05-29T11:38:32.26</dc:date>
    <meta:editing-duration>PT9H11M42S</meta:editing-duration>
    <meta:editing-cycles>86</meta:editing-cycles>
    <meta:generator>OpenOffice.org/3.3$Win32 OpenOffice.org_project/330m20$Build-9567</meta:generator>
    <meta:document-statistic meta:table-count="2" meta:image-count="0" meta:object-count="0" meta:page-count="2" meta:paragraph-count="44" meta:word-count="182" meta:character-count="1659"/>
  </office:meta>
</office:document-meta>
</file>